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font-name="Times New Roman1"/>
    </style:style>
    <style:style style:name="T2" style:family="text">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obert Ritchie</text:p>
      <text:p text:style-name="Standard">Professor Gerhards</text:p>
      <text:p text:style-name="Standard">German 202 B</text:p>
      <text:p text:style-name="Standard">02 Februar 2016</text:p>
      <text:p text:style-name="Standard">A<text:tab/>Während er mit seinem Fahrrad fährt, hat er einen gedankenvollen Blick auf seinem Gesicht. Er fährt nicht no schnell und sieht den Wald sorgfältig an. Ohios Wälders sind verschieden von den Vermonter Wälder, trotzdem sind sie noch shön. Die Sonne beginnt unterzugehen, daher erwägt er nach Hause gehen. Er wird aber müde und will kurz ruhen. Er fährt, bis er einen bequemen Platz findet. Dieser Randwanderweg ist ihm unbekannt, darum fährt eine Weile bis er haltet. Als er einen zufriedenstellenden Platz findet, dacht er an die viele ähnliche Male er hatte.</text:p>
      <text:p text:style-name="Standard">B<text:tab/>Erst erinnerte er sich, als seine Gruppe zum ersten Mal traf. Fast alle waren nervös. Keine kannte einander und ihr Ziel war ehrgeizig. Nur eine von ihnen hatte die Fahrt vorher gemacht. Von Vermont zu Montreal und zurück war mehr als 800 kilometer. Als sie tranieren begann, war es klar dass es noch vieles zu tun gab. Ein paar Wochen später war die Gruppe ungefähr halb so gross. Nach ein paar Monaten vom tranieren waren sie endlich fertig um ihre Reise zu beginnen. Die erste Tage waren sehr schwer wegen der Bergen zwischen Vermont und Kanada. Während die Reise wurden die fünf ganz tolle Freunde, weil sie alles so schwer zusammen machte. Sie machten vieles schwer zusammen, so machten sie auch vieles zum Spa<text:span text:style-name="T1">β</text:span><text:span text:style-name="T2"> zusammen. </text:span>Er dachte, dass er nie so froh war. </text:p>
      <text:p text:style-name="Standard">C<text:tab/>Als sein Tagtraum endet, war der Himmel schon fast dunkel. Er sehnt sich nach seine gute Erinnerungen, aber er dachte an sich „ich kann nicht immer in Vergangenheit leben“ und stieg wieder sein Rad. Mit dem Sonnenuntergang nach seiner Hinterseite fährt er wieder nach Hause, aber die Farh zurück ist nicht so leicht allein.</text:p>
      <text:p text:style-name="Standard">281 wör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6-02-25T14:36:35.01</meta:creation-date>
    <dc:date>2016-02-25T23:32:15.20</dc:date>
    <dc:creator>Robert Ritchie</dc:creator>
    <meta:editing-duration>PT3H42M25S</meta:editing-duration>
    <meta:editing-cycles>4</meta:editing-cycles>
    <meta:generator>OpenOffice/4.1.1$Win32 OpenOffice.org_project/411m6$Build-9775</meta:generator>
    <meta:document-statistic meta:table-count="0" meta:image-count="0" meta:object-count="0" meta:page-count="1" meta:paragraph-count="8" meta:word-count="293" meta:character-count="1719"/>
  </office:meta>
</office:document-meta>
</file>